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4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THE WISE AND THE FOOLISH (14:1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TRUE JOY (14:10-13): Laughter conceals a heavy heart.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PERSONALITY PATTERNS (114:14-2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GENERAL DOS AND DON'TS (14:22-2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ANGER AND ENVY (14:29-33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LIFTING UP KINGDOM AND KING (14:34-35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4</dc:title>
    <meta:initial-creator>David STRICKLAND</meta:initial-creator>
    <dc:creator>David STRICKLAND</dc:creator>
    <meta:creation-date>2020-02-23T23:17:40Z</meta:creation-date>
    <dc:date>2020-02-23T23:17:40Z</dc:date>
    <meta:template xlink:href="BibleStudy" xlink:type="simple"/>
    <meta:editing-cycles>1</meta:editing-cycles>
    <meta:editing-duration>PT0S</meta:editing-duration>
    <meta:document-statistic meta:paragraph-count="7" meta:word-count="53"/>
  </office:meta>
</office:document-meta>
</file>